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4pt" style:text-underline-style="solid" style:text-underline-width="auto" style:text-underline-color="font-color" fo:font-weight="bold" officeooo:paragraph-rsid="0015c777" style:font-size-asian="14pt" style:font-weight-asian="bold" style:font-size-complex="14pt" style:font-weight-complex="normal"/>
    </style:style>
    <style:style style:name="P2" style:family="paragraph" style:parent-style-name="Standard">
      <style:text-properties style:font-name="DejaVu Sans Mono" fo:font-size="14pt" officeooo:rsid="001177da" officeooo:paragraph-rsid="0015c588" style:font-size-asian="14pt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DejaVu Sans Mono" fo:font-size="16pt" style:text-underline-style="none" officeooo:rsid="001177da" officeooo:paragraph-rsid="00178868" style:font-size-asian="16pt" style:font-size-complex="16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DejaVu Sans Mono" fo:font-size="14pt" officeooo:paragraph-rsid="00178868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DejaVu Sans Mono" fo:font-size="14pt" officeooo:rsid="001e9f39" officeooo:paragraph-rsid="00178868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DejaVu Sans Mono" fo:font-size="14pt" officeooo:paragraph-rsid="0016fa8c" style:font-size-asian="14pt" style:font-size-complex="14pt"/>
    </style:style>
    <style:style style:name="P7" style:family="paragraph" style:parent-style-name="Standard">
      <style:paragraph-properties fo:line-height="115%"/>
      <style:text-properties style:font-name="DejaVu Sans Mono" fo:font-size="14pt" officeooo:paragraph-rsid="0015c588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DejaVu Sans Mono" fo:font-size="14pt" officeooo:rsid="0020b3b7" officeooo:paragraph-rsid="00178868" style:font-size-asian="14pt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DejaVu Sans Mono" fo:font-size="16pt" style:text-underline-style="none" fo:font-weight="bold" officeooo:rsid="0020b3b7" officeooo:paragraph-rsid="0015c58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DejaVu Sans Mono" fo:font-size="14pt" officeooo:rsid="0022a077" officeooo:paragraph-rsid="00178868" style:font-size-asian="14pt" style:font-size-complex="14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DejaVu Sans Mono" fo:font-size="14pt" officeooo:paragraph-rsid="0015c588" style:font-size-asian="14pt" style:font-size-complex="14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DejaVu Sans Mono" fo:font-size="16pt" style:text-underline-style="none" officeooo:paragraph-rsid="00178868" style:font-size-asian="16pt" style:font-size-complex="16pt"/>
    </style:style>
    <style:style style:name="T1" style:family="text">
      <style:text-properties fo:font-size="18pt" officeooo:rsid="001b7e80" style:font-size-asian="18pt" style:font-size-complex="18pt" style:font-weight-complex="bold"/>
    </style:style>
    <style:style style:name="T2" style:family="text">
      <style:text-properties fo:font-size="18pt" style:font-size-asian="18pt" style:font-size-complex="18pt" style:font-weight-complex="bold"/>
    </style:style>
    <style:style style:name="T3" style:family="text">
      <style:text-properties fo:font-size="18pt" officeooo:rsid="0022a077" style:font-size-asian="18pt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f14f" style:font-weight-asian="bold" style:font-weight-complex="bold"/>
    </style:style>
    <style:style style:name="T6" style:family="text">
      <style:text-properties officeooo:rsid="001e9f39"/>
    </style:style>
    <style:style style:name="T7" style:family="text">
      <style:text-properties officeooo:rsid="0016fa8c"/>
    </style:style>
    <style:style style:name="T8" style:family="text">
      <style:text-properties officeooo:rsid="00178868"/>
    </style:style>
    <style:style style:name="T9" style:family="text">
      <style:text-properties officeooo:rsid="0022af79"/>
    </style:style>
    <style:style style:name="T10" style:family="text">
      <style:text-properties officeooo:rsid="001177da"/>
    </style:style>
    <style:style style:name="T11" style:family="text">
      <style:text-properties fo:font-size="16pt" style:text-underline-style="none" fo:font-weight="bold" officeooo:rsid="001e9f39" style:font-size-asian="16pt" style:font-weight-asian="bold" style:font-size-complex="16pt" style:font-weight-complex="bold"/>
    </style:style>
    <style:style style:name="T12" style:family="text">
      <style:text-properties officeooo:rsid="0015c777"/>
    </style:style>
    <style:style style:name="T13" style:family="text">
      <style:text-properties fo:font-weight="bold" officeooo:rsid="001e9f39" style:font-weight-asian="bold" style:font-weight-complex="bold"/>
    </style:style>
    <style:style style:name="T14" style:family="text">
      <style:text-properties officeooo:rsid="0020287d"/>
    </style:style>
    <style:style style:name="T15" style:family="text">
      <style:text-properties officeooo:rsid="0022a077"/>
    </style:style>
    <style:style style:name="T16" style:family="text">
      <style:text-properties officeooo:rsid="0020b3b7"/>
    </style:style>
    <style:style style:name="T17" style:family="text">
      <style:text-properties style:font-name="DejaVu Sans Mono"/>
    </style:style>
    <style:style style:name="T18" style:family="text">
      <style:text-properties fo:font-weight="bold" officeooo:rsid="0020b3b7" style:font-weight-asian="bold" style:font-weight-complex="bold"/>
    </style:style>
    <style:style style:name="T19" style:family="text">
      <style:text-properties fo:font-weight="bold" officeooo:rsid="0022a07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salm 150 (Praise The Lord)</text:span><text:span text:style-name="T2"> (</text:span><text:span text:style-name="T1">Sing! Hymnal </text:span><text:span text:style-name="T3">#589</text:span><text:span text:style-name="T2">)</text:span></text:p>
      <text:p text:style-name="P2"><text:span text:style-name="T4"/></text:p>
      <text:p text:style-name="P3"><text:span text:style-name="T4">VERSE</text:span><text:span text:style-name="T5"> </text:span><text:span text:style-name="T4">1</text:span></text:p>
      <text:p text:style-name="P4"><text:span text:style-name="T6">You made the star-ry hosts, </text:span><text:span text:style-name="T7">Y</text:span><text:span text:style-name="T6">ou traced the moun-tain peaks,</text:span></text:p>
      <text:p text:style-name="P5">You paint the eve-ning sky with won-ders.</text:p>
      <text:p text:style-name="P5">The earth, it is your throne, <text:span text:style-name="T8">f</text:span>rom des-ert to the sea;</text:p>
      <text:p text:style-name="P5">All na-ture tes-ti-fies <text:span text:style-name="T9">Y</text:span>our splen-dor</text:p>
      <text:p text:style-name="P4"><text:span text:style-name="T10"><text:line-break/></text:span><text:span text:style-name="T11">CHORUS</text:span></text:p>
      <text:p text:style-name="P5">Praise the Lord, praise the Lord,</text:p>
      <text:p text:style-name="P4"><text:span text:style-name="T12">S</text:span><text:span text:style-name="T6">ing his great-ness, all cre-a-tion,</text:span></text:p>
      <text:p text:style-name="P5">Praise the Lord, raise your voice,</text:p>
      <text:p text:style-name="P4"><text:span text:style-name="T6">You heights and all you depths, </text:span><text:span text:style-name="T8">f</text:span><text:span text:style-name="T6">rom furth-est east to west,</text:span></text:p>
      <text:p text:style-name="P6"><text:s text:c="3"/><text:span text:style-name="T6">Let ev’-ry-thing that has breath </text:span><text:span text:style-name="T8">p</text:span><text:span text:style-name="T6">raise the Lord!</text:span></text:p>
      <text:p text:style-name="P7"/>
      <text:p text:style-name="P3"><text:span text:style-name="T4">VERSE </text:span><text:span text:style-name="T13">2</text:span></text:p>
      <text:p text:style-name="P4"><text:span text:style-name="T14">You reached in-to the dust, </text:span><text:span text:style-name="T8">i</text:span><text:span text:style-name="T14">n love your Spir-it breathed;</text:span></text:p>
      <text:p text:style-name="P4"><text:span text:style-name="T15">Y</text:span><text:span text:style-name="T16">ou formed us in your ve-ry like-ness</text:span></text:p>
      <text:p text:style-name="P4">To <text:span text:style-name="T16">know your won-drous works, </text:span><text:span text:style-name="T8">t</text:span><text:span text:style-name="T16">o tell your migh-ty deeds,</text:span></text:p>
      <text:p text:style-name="P8">To join the ev-er-last-ing chor-us</text:p>
      <text:p text:style-name="P7"/>
      <text:p text:style-name="P9">CHORUS</text:p>
      <text:p text:style-name="P7"><text:span text:style-name="T17"/></text:p>
      <text:p text:style-name="P3"><text:span text:style-name="T4">VERSE </text:span><text:span text:style-name="T18">3</text:span></text:p>
      <text:p text:style-name="P4"><text:span text:style-name="T16">Let sym-phon-ies re-sound, </text:span><text:span text:style-name="T8">l</text:span><text:span text:style-name="T16">et drums and choirs ring out,</text:span></text:p>
      <text:p text:style-name="P4">A<text:span text:style-name="T16">ll heav-en hear the sound of wor-ship.</text:span></text:p>
      <text:p text:style-name="P4"><text:span text:style-name="T15">Let ev-’ry na-tion bring </text:span><text:span text:style-name="T8">i</text:span><text:span text:style-name="T15">ts hon-ors to the King,</text:span></text:p>
      <text:p text:style-name="P10">A roar of har-mon-ies e-ter-nal</text:p>
      <text:p text:style-name="P11"/>
      <text:p text:style-name="P12"><text:span text:style-name="T13">CHORUS </text:span><text:span text:style-name="T19">2</text:span></text:p>
      <text:p text:style-name="P5">Praise the Lord, praise the Lord,</text:p>
      <text:p text:style-name="P4"><text:span text:style-name="T7">S</text:span><text:span text:style-name="T6">ing his great-ness, all cre-a-tion,</text:span></text:p>
      <text:p text:style-name="P5">Praise the Lord, raise your voice,</text:p>
      <text:p text:style-name="P4"><text:span text:style-name="T6">You heights and all you depths, </text:span><text:span text:style-name="T8">f</text:span><text:span text:style-name="T6">rom furth-est east to west,</text:span></text:p>
      <text:p text:style-name="P4"><text:span text:style-name="T15">You dis-tant burn-ing stars, </text:span><text:span text:style-name="T7">A</text:span><text:span text:style-name="T15">ll crea-tures near and far</text:span></text:p>
      <text:p text:style-name="P4"><text:span text:style-name="T15">From sky to sea to shore, </text:span><text:span text:style-name="T8">s</text:span><text:span text:style-name="T15">ing out for-e-ver-more,</text:span></text:p>
      <text:p text:style-name="P4"><text:span text:style-name="T6">Let ev’-ry-thing that has breath </text:span><text:span text:style-name="T8">p</text:span><text:span text:style-name="T6">raise the Lord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00:17:26.026615995</meta:creation-date>
    <dc:date>2026-04-20T21:33:54.873785576</dc:date>
    <meta:editing-duration>PT26M33S</meta:editing-duration>
    <meta:editing-cycles>4</meta:editing-cycles>
    <meta:generator>LibreOffice/25.2.6.2$Linux_X86_64 LibreOffice_project/520$Build-2</meta:generator>
    <meta:document-statistic meta:table-count="0" meta:image-count="0" meta:object-count="0" meta:page-count="1" meta:paragraph-count="31" meta:word-count="203" meta:character-count="1176" meta:non-whitespace-character-count="1000"/>
  </office:meta>
</office:document-meta>
</file>